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 table:number-rows-repeated="9">
          <table:table-cell/>
          <table:table-cell table:style-name="ce2"/>
        </table:table-row>
        <table:table-row table:style-name="ro1" table:number-rows-repeated="104855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1:17:26.224416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5-15T14:51:42.87</meta:creation-date>
    <dc:date>2022-03-16T11:18:01.221389032</dc:date>
    <meta:editing-duration>PT29M43S</meta:editing-duration>
    <meta:editing-cycles>34</meta:editing-cycles>
    <meta:generator>LibreOfficeDev/7.4.0.0.alpha0$Linux_X86_64 LibreOffice_project/cfd82e7a2cc2b45b738eb0efa0827196d2de61a4</meta:generator>
    <meta:document-statistic meta:table-count="1" meta:cell-count="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DrawGraph
Dim oSheet As Object, Charts As Object
Dim Rect As New com.sun.star.awt.Rectangle
Dim RangeAddress(0) As New com.sun.star.table.CellRangeAddress

oSheet = ThisComponent.sheets(0)
Charts = oSheet.Charts
if Charts.hasByName("aChart") then Charts.removeByName("aChart")
'Xray Charts
Rect.X = 1
Rect.Y = 10000	
Rect.Width = 10000
Rect.Height = 10000			
RangeAddress(0).Sheet = 0
RangeAddress(0).StartColumn = 0 
RangeAddress(0).StartRow = 0
RangeAddress(0).EndColumn = 1
RangeAddress(0).EndRow = 2
Charts.addNewByName("aChart", Rect, RangeAddress(), False,False)
End Sub

REM  **********
Sub DeleteGraph
Dim oSheet As Object, Charts As Object

oSheet = ThisComponent.sheets(0)
Charts = oSheet.Charts
if Charts.hasByName("aChart") then Charts.removeByName("aChart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